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FF6CB683D756CE82.png" manifest:media-type="image/png"/>
  <manifest:file-entry manifest:full-path="Pictures/1000000000000556000003009BCB89B05DC9A231.png" manifest:media-type="image/png"/>
  <manifest:file-entry manifest:full-path="Pictures/100000000000055600000300FD599AD0980BEF9A.png" manifest:media-type="image/png"/>
  <manifest:file-entry manifest:full-path="Pictures/10000000000005560000030024B0953C0B4B54ED.png" manifest:media-type="image/png"/>
  <manifest:file-entry manifest:full-path="Pictures/100000000000055600000300DD220CE8DA90C05F.png" manifest:media-type="image/png"/>
  <manifest:file-entry manifest:full-path="Pictures/1000000000000556000003005EAE47B580A29A2E.png" manifest:media-type="image/png"/>
  <manifest:file-entry manifest:full-path="Pictures/100000000000055600000300C206D9D864C941CD.png" manifest:media-type="image/png"/>
  <manifest:file-entry manifest:full-path="Pictures/10000000000005560000030026B3EC3AAB94E46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6929in" svg:height="3.7626in" draw:z-index="0"><draw:image xlink:href="Pictures/100000000000055600000300DD220CE8DA90C05F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1" draw:name="Image2" text:anchor-type="paragraph" svg:width="6.6929in" svg:height="3.7626in" draw:z-index="1"><draw:image xlink:href="Pictures/100000000000055600000300C206D9D864C941CD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2" draw:name="Image3" text:anchor-type="paragraph" svg:width="6.6929in" svg:height="3.7626in" draw:z-index="2"><draw:image xlink:href="Pictures/1000000000000556000003005EAE47B580A29A2E.png" xlink:type="simple" xlink:show="embed" xlink:actuate="onLoad"/></draw:frame><text:soft-page-break/></text:p>
      <text:p text:style-name="Standard"/>
      <text:p text:style-name="Standard"><draw:frame draw:style-name="fr1" draw:name="Image4" text:anchor-type="paragraph" svg:width="6.6929in" svg:height="3.7626in" draw:z-index="3"><draw:image xlink:href="Pictures/10000000000005560000030026B3EC3AAB94E464.png" xlink:type="simple" xlink:show="embed" xlink:actuate="onLoad"/></draw:frame></text:p>
      <text:p text:style-name="Standard"/>
      <text:p text:style-name="Standard"/>
      <text:p text:style-name="Standard"><draw:frame draw:style-name="fr3" draw:name="Image5" text:anchor-type="paragraph" svg:x="-0.5626in" svg:y="-0.6354in" svg:width="6.6929in" svg:height="3.7626in" draw:z-index="4"><draw:image xlink:href="Pictures/10000000000005560000030024B0953C0B4B54ED.png" xlink:type="simple" xlink:show="embed" xlink:actuate="onLoad"/></draw:frame><text:soft-page-break/></text:p>
      <text:p text:style-name="Standard"/>
      <text:p text:style-name="Standard"><draw:frame draw:style-name="fr1" draw:name="Image6" text:anchor-type="paragraph" svg:width="6.6929in" svg:height="3.7626in" draw:z-index="5"><draw:image xlink:href="Pictures/100000000000055600000300FD599AD0980BEF9A.png" xlink:type="simple" xlink:show="embed" xlink:actuate="onLoad"/></draw:frame></text:p>
      <text:p text:style-name="Standard"/>
      <text:p text:style-name="Standard"><draw:frame draw:style-name="fr3" draw:name="Image7" text:anchor-type="paragraph" svg:x="0in" svg:y="0in" svg:width="6.6929in" svg:height="3.7626in" draw:z-index="6"><draw:image xlink:href="Pictures/100000000000055600000300FF6CB683D756CE82.png" xlink:type="simple" xlink:show="embed" xlink:actuate="onLoad"/></draw:frame><text:soft-page-break/></text:p>
      <text:p text:style-name="Standard"/>
      <text:p text:style-name="Standard"><draw:frame draw:style-name="fr1" draw:name="Image8" text:anchor-type="paragraph" svg:width="6.6929in" svg:height="3.7626in" draw:z-index="7"><draw:image xlink:href="Pictures/1000000000000556000003009BCB89B05DC9A23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0T18:10:43.414407850</meta:creation-date>
    <dc:date>2018-01-10T18:14:26.404825653</dc:date>
    <meta:editing-duration>PT3M44S</meta:editing-duration>
    <meta:editing-cycles>1</meta:editing-cycles>
    <meta:document-statistic meta:table-count="0" meta:image-count="8" meta:object-count="0" meta:page-count="4" meta:paragraph-count="0" meta:word-count="0" meta:character-count="0" meta:non-whitespace-character-count="0"/>
    <meta:generator>LibreOffice/5.1.6.2$Linux_X86_64 LibreOffice_project/10m0$Build-2</meta:generator>
  </office:meta>
</office:document-meta>
</file>